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P1" style:family="paragraph" style:parent-style-name="Standard">
      <style:paragraph-properties fo:margin-left="0in" fo:margin-right="0.0626in" fo:margin-top="0in" fo:margin-bottom="0in" style:contextual-spacing="false" fo:line-height="146%" fo:text-align="end" style:justify-single-word="false" fo:orphans="0" fo:text-indent="0in" style:auto-text-indent="false"/>
    </style:style>
    <style:style style:name="P2" style:family="paragraph" style:parent-style-name="Standard">
      <style:paragraph-properties fo:margin-left="0in" fo:margin-right="0in" fo:margin-top="0in" fo:margin-bottom="0.0311in" style:contextual-spacing="false" fo:line-height="146%" fo:text-align="start" style:justify-single-word="false" fo:text-indent="0in" style:auto-text-indent="false"/>
    </style:style>
    <style:style style:name="P3" style:family="paragraph" style:parent-style-name="Standard" style:master-page-name="Standard">
      <style:paragraph-properties style:page-number="1"/>
      <style:text-properties fo:font-size="12pt" fo:font-style="italic" style:font-size-asian="12pt" style:font-style-asian="italic" style:font-size-complex="12pt"/>
    </style:style>
    <style:style style:name="P4" style:family="paragraph" style:parent-style-name="Standard">
      <style:text-properties fo:font-size="12pt" fo:font-style="italic" style:font-size-asian="12pt" style:font-style-asian="italic" style:font-size-complex="12pt"/>
    </style:style>
    <style:style style:name="P5" style:family="paragraph" style:parent-style-name="Standard">
      <style:paragraph-properties fo:text-align="center" style:justify-single-word="false"/>
      <style:text-properties fo:font-size="12pt" style:font-size-asian="12pt" style:font-size-complex="12pt"/>
    </style:style>
    <style:style style:name="P6" style:family="paragraph" style:parent-style-name="Standard">
      <style:text-properties fo:font-size="12pt" style:font-size-asian="12pt" style:font-size-complex="12pt"/>
    </style:style>
    <style:style style:name="P7" style:family="paragraph" style:parent-style-name="Standard">
      <style:text-properties fo:font-size="12pt" officeooo:rsid="00149c66" style:font-size-asian="12pt" style:font-size-complex="12pt"/>
    </style:style>
    <style:style style:name="P8" style:family="paragraph" style:parent-style-name="Standard">
      <style:paragraph-properties fo:margin-left="0in" fo:margin-right="0in" fo:margin-top="0in" fo:margin-bottom="0.0311in" style:contextual-spacing="false" fo:line-height="146%" fo:text-align="start" style:justify-single-word="false" fo:text-indent="0in" style:auto-text-indent="false"/>
      <style:text-properties fo:font-size="12pt" style:font-size-asian="12pt" style:font-size-complex="12pt" loext:padding="0in" loext:border="none"/>
    </style:style>
    <style:style style:name="P9" style:family="paragraph" style:parent-style-name="Standard">
      <style:paragraph-properties fo:margin-left="0in" fo:margin-right="0in" fo:margin-top="0in" fo:margin-bottom="0.0311in" style:contextual-spacing="false" fo:line-height="146%" fo:text-align="start" style:justify-single-word="false" fo:text-indent="0in" style:auto-text-indent="false" style:writing-mode="lr-tb"/>
      <style:text-properties fo:font-size="12pt" style:font-size-asian="12pt" style:font-size-complex="12pt" loext:padding="0in" loext:border="none"/>
    </style:style>
    <style:style style:name="P10" style:family="paragraph" style:parent-style-name="Standard">
      <style:paragraph-properties fo:margin-top="0.0236in" fo:margin-bottom="0in" style:contextual-spacing="false" fo:line-height="100%" fo:orphans="0" fo:widows="0"/>
      <style:text-properties fo:font-size="12pt" style:font-size-asian="12pt" style:font-size-complex="12pt"/>
    </style:style>
    <style:style style:name="P11" style:family="paragraph" style:parent-style-name="Standard">
      <style:paragraph-properties fo:margin-left="0.0311in" fo:margin-right="0.0311in" fo:text-indent="0in" style:auto-text-indent="false"/>
      <style:text-properties fo:font-size="12pt" officeooo:rsid="001a9a9c" officeooo:paragraph-rsid="001a9a9c" style:font-size-asian="12pt" style:font-size-complex="12pt" loext:padding="0in" loext:border="none"/>
    </style:style>
    <style:style style:name="P12" style:family="paragraph" style:parent-style-name="Standard">
      <style:text-properties fo:font-size="12pt" fo:language="en" fo:country="US" style:font-size-asian="12pt" style:font-size-complex="12pt"/>
    </style:style>
    <style:style style:name="P13" style:family="paragraph" style:parent-style-name="Text_20_body">
      <style:paragraph-properties fo:margin-top="0.0236in" fo:margin-bottom="0in" style:contextual-spacing="false" fo:line-height="100%" fo:orphans="0" fo:widows="0"/>
      <style:text-properties fo:font-size="12pt" style:font-size-asian="12pt" style:font-size-complex="12pt" loext:padding="0in" loext:border="none"/>
    </style:style>
    <style:style style:name="P14" style:family="paragraph" style:parent-style-name="Text_20_body">
      <style:paragraph-properties fo:margin-top="0in" fo:margin-bottom="0.0311in" style:contextual-spacing="false" fo:line-height="146%" fo:text-align="start" style:justify-single-word="false"/>
      <style:text-properties fo:font-size="12pt" style:font-size-asian="12pt" style:font-size-complex="12pt" loext:padding="0in" loext:border="none"/>
    </style:style>
    <style:style style:name="T1" style:family="text">
      <style:text-properties fo:font-style="italic" style:font-style-asian="italic"/>
    </style:style>
    <style:style style:name="T2" style:family="text">
      <style:text-properties fo:font-size="18pt" style:font-size-asian="18pt" style:font-size-complex="18pt"/>
    </style:style>
    <style:style style:name="T3" style:family="text">
      <style:text-properties fo:font-size="13pt" style:font-size-asian="13pt" style:font-size-complex="13pt"/>
    </style:style>
    <style:style style:name="T4" style:family="text">
      <style:text-properties fo:language="en" fo:country="US"/>
    </style:style>
    <style:style style:name="T5" style:family="text">
      <style:text-properties fo:language="en" fo:country="PL"/>
    </style:style>
    <style:style style:name="T6" style:family="text">
      <style:text-properties fo:color="#002060" loext:opacity="100%" fo:font-size="9.5pt" style:font-size-asian="9.5pt" style:font-size-complex="9.5pt"/>
    </style:style>
    <style:style style:name="T7" style:family="text">
      <style:text-properties fo:color="#333333" loext:opacity="100%"/>
    </style:style>
    <style:style style:name="T8" style:family="text">
      <style:text-properties style:text-line-through-style="none" style:text-line-through-type="none" fo:font-size="12pt" style:text-underline-style="none" style:text-blinking="false" style:font-size-asian="12pt" style:font-size-complex="12pt" loext:padding="0in" loext:border="none"/>
    </style:style>
    <style:style style:name="T9" style:family="text">
      <style:text-properties officeooo:rsid="00149c66"/>
    </style:style>
    <style:style style:name="T10" style:family="text">
      <style:text-properties fo:font-size="12pt" style:font-size-asian="12pt" style:font-size-complex="12pt" loext:padding="0in" loext:border="none"/>
    </style:style>
    <style:style style:name="T11" style:family="text">
      <style:text-properties fo:font-size="12pt" officeooo:rsid="00161f6e" style:font-size-asian="12pt" style:font-size-complex="12pt" loext:padding="0in" loext:border="none"/>
    </style:style>
    <style:style style:name="T12" style:family="text">
      <style:text-properties fo:font-size="12pt" officeooo:rsid="0018f79f" style:font-size-asian="12pt" style:font-size-complex="12pt" loext:padding="0in" loext:border="none"/>
    </style:style>
    <style:style style:name="T13" style:family="text">
      <style:text-properties officeooo:rsid="00174920"/>
    </style:style>
    <style:style style:name="T14" style:family="text">
      <style:text-properties officeooo:rsid="0018f79f"/>
    </style:style>
    <style:style style:name="T15" style:family="text">
      <style:text-properties officeooo:rsid="001a9a9c"/>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3" text:anchor-type="page" text:anchor-page-number="1" svg:x="0in" svg:y="0in" svg:width="0.0626in" draw:z-index="1">
        <draw:text-box fo:min-height="0.5472in">
          <text:p text:style-name="Text_20_body"/>
        </draw:text-box>
      </draw:frame>
      <draw:frame draw:style-name="fr1" draw:name="Frame1" text:anchor-type="page" text:anchor-page-number="1" svg:x="-0.1563in" svg:y="0in" svg:width="0.1563in" draw:z-index="0">
        <draw:text-box fo:min-height="0.0161in">
          <text:p text:style-name="Text_20_body"/>
        </draw:text-box>
      </draw:frame>
      <text:p text:style-name="P3"/>
      <text:p text:style-name="P5"/>
      <text:p text:style-name="P5">Improving Digital Advisory Services for Rural Farmers using Predictive Analytics and Satellite Imagery</text:p>
      <text:p text:style-name="P5"/>
      <text:p text:style-name="P4"/>
      <text:p text:style-name="P4"/>
      <text:p text:style-name="P4"/>
      <text:p text:style-name="P6">The Background </text:p>
      <text:p text:style-name="P6"/>
      <text:p text:style-name="P6"><text:s text:c="5"/>Poland is a significant European producer of a diverse range of agricultural products. Small farms in Poland constitute the core of the agricultural sector. Their share in the structure of farms, employment in rural areas, total agricultural production and utilised agricultural area is relatively high. 73% of Poland’s farms are considered by the Central Statistical Office of Poland to be in the “small” category, i.e. under 10 hectares (ha). They also have a small area of cultivation – farms over 15 ha in size, despite representing only 14.3% of all Polish farms in number, have 60% of all arable area in Poland.</text:p>
      <text:p text:style-name="P6"><text:s text:c="5"/>The development of rural areas in Poland requires solving many problems, such as: poor agrarian structure, unfavourable land distribution, or lack of local spatial development plans.</text:p>
      <text:p text:style-name="P6">One of the biggest challenges the agricultural sector faces in Poland – adapting to changes, such as the reduction of pesticides, or increased food quality requirements. This in turn is associated with the introduction of new technologies in agriculture.</text:p>
      <text:p text:style-name="P6"/>
      <text:p text:style-name="P6">The Problem</text:p>
      <text:p text:style-name="P6"/>
      <text:p text:style-name="P6"><text:s text:c="5"/>We have seen traction in demand for rural digital advisory services, however current systems for digital advisory are focused on the broad delivery of extension services based on a large number of farmers. AI can revolutionize extension services through the provision of individualized advisory based on several data elements (on-farm data, satellite imagery, remote sensing, and GIS) thereby increasing the value for extension services to the individual farmer. Although use cases are being built in other development agencies and countries, we have not seen greater traction on AI and other technologies integration in IFAD-supported projects. This could be an opportunity to develop a Proof-of-Concept (POC) and develop a potential use case for scale.</text:p>
      <text:p text:style-name="P6"/>
      <text:p text:style-name="P6">The Project Goals</text:p>
      <text:p text:style-name="P4"/>
      <text:p text:style-name="P6"><text:span text:style-name="T4"><text:s text:c="5"/></text:span><text:span text:style-name="T5">The goals of this project can be broken down into the following: </text:span></text:p>
      <text:p text:style-name="P6"><text:span text:style-name="T5">• Facilitate predictive analytics on production and expected output thereby allowing farmers to know expected output and potential markets based also predictive analysis of market trends based on publicly available market data.</text:span></text:p>
      <text:p text:style-name="P6"><text:soft-page-break/><text:span text:style-name="T5"><text:s/>• Make decisions on the potential expected outputs based on analytics of weather and climate and at the same time support decisions on the best input or crop series to produce based on expected quantity and quality vs Production costs. </text:span></text:p>
      <text:p text:style-name="P6"><text:span text:style-name="T5">• Coupled with satellite data and precision technologies predict on best usage of agriculture inputs, soil, and water.</text:span></text:p>
      <text:p text:style-name="P6"><text:span text:style-name="T5"><text:s/>• Change-detection application with satellite imagery to understand trends over time. </text:span></text:p>
      <text:p text:style-name="P6"><text:span text:style-name="T5">• Backend image-to-text processing supporting farmers understand for example plant disease and its remedy based on information sent to the feature phone via simple SMS or IVR. Coupled with satellite imagery and geofencing, farms can be tracked on the amount of forest coverage for afforestation: were any trees planted? Were any buildings built? Are fields being irrigated during a period? And the potential carbon that will be offset. This data can promote investment decisions based on potential tonnage of carbon that will be reduced and credits gained, track and evaluate the carbon or resilience credits. Resilience evolution projection for climate change could be added to the use case to track vulnerability traits. We encourage applications from teams that can identify, access, and use suitable data to build feasible solutions for any portion of this proposal.</text:span></text:p>
      <text:p text:style-name="P7"/>
      <text:p text:style-name="P12"/>
      <text:p text:style-name="P6"/>
      <text:p text:style-name="P6">The Tasks </text:p>
      <text:p text:style-name="P6"/>
      <text:p text:style-name="P13"><text:span text:style-name="T13">1. </text:span>We need to get LandSat/Sentinel working at 10m, to feed the <text:span text:style-name="T15">second </text:span>model, 20m spatial resolution might work but these images we are looking at are way zoomed out, and that will not work. The issue is that there is bands that have different spatial resolutions. We need to explore the satellite API and get better resolution, the current code has Copernicus satellite, I think we might need to change satellites, we have to find code examples or API examples or options to configure the pull in to the bucket.</text:p>
      <text:p text:style-name="P13"/>
      <text:section text:style-name="Sect1" text:name="1676646830.757889">
        <text:p text:style-name="P14">NASA costs very little money to pull from the S3 bucket, so it’s affordable for us to do this project. Sentinel-2 hub is more expensive, but it may or may not have more spatial resolution.</text:p>
      </text:section>
      <text:section text:style-name="Sect1" text:name="1676646989.547729">
        <text:p text:style-name="P1"><text:span text:style-name="T8"/></text:p>
        <text:p text:style-name="P8"><text:span text:style-name="T13">2. </text:span>Once we have the images at the correct spatial resolution we will follow the national GIS paper, I submitted which needs to be pinned. That paper is how to cluster high spatial resolution, there is a note on that paper that says that we need to get it by 4000 pixel by 4000 pixel, which is the spatial resolution required to get the clustering image. Once the image is clustered, we make a mask, the mask is selecting field boundary delineation.</text:p>
      </text:section>
      <text:section text:style-name="Sect1" text:name="1676647267.005809">
        <text:p text:style-name="P1"><text:span text:style-name="T8"/></text:p>
        <text:p text:style-name="P2"><text:soft-page-break/><text:span text:style-name="T10">3. Once we have the field boundaries, There is a program that uses Tensorflow called auto-encoder, that does dynamic time warping </text:span><text:span text:style-name="T11">(compares the sequences of series of crop growth </text:span><text:span text:style-name="T12">compared to non-crops</text:span><text:span text:style-name="T11">)</text:span><text:span text:style-name="T10">, I will look it up and submit an example.</text:span></text:p>
      </text:section>
      <text:section text:style-name="Sect1" text:name="1676647337.416029">
        <text:p text:style-name="P1"><text:span text:style-name="T8"/></text:p>
        <text:p text:style-name="P9">4. Once we have a mask with decent accuracy, we can train the model good enough to be to recognize crops. Once we can recognize crops, then we find and scrape whatever agricultural data we can find, and then use multi-feature classification models with an output feature, we can train multi-classification models to predict crop yield, and crop <text:span text:style-name="T9">f</text:span>rowth and other features about the plants such as plotting soil fertili<text:span text:style-name="T14">zation usage requirements.</text:span></text:p>
      </text:section>
      <text:p text:style-name="P11">5. This project then can be built into a low cost commerical product costing very little money for an API cellphone app, the farmer can then just put in his GPS location on the cellular phone, and hectares he is farming, and the machine should be able to output estimated yields, fertalizer suggestions. <text:s/>Further features can be build into it.</text:p>
      <text:p text:style-name="P10"><text:tab/><text:tab/><text:tab/><text:tab/><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n" fo:country="GB" style:letter-kerning="false" style:font-name-asian="Arial1" style:font-size-asian="11pt" style:language-asian="en" style:country-asian="GB"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GB" style:letter-kerning="false" style:font-name-asian="Arial1" style:font-size-asian="11pt" style:language-asian="en" style:country-asian="GB"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in" fo:margin-bottom="0.222in" style:contextual-spacing="false" fo:keep-together="always" fo:keep-with-next="always"/>
      <style:text-properties fo:color="#666666" loext:opacity="100%" fo:font-size="15pt" style:font-size-asian="15pt" style:font-size-complex="15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0</meta:editing-cycles>
    <meta:creation-date>2022-12-19T19:39:00</meta:creation-date>
    <dc:date>2023-02-17T13:43:09.321697744</dc:date>
    <meta:editing-duration>PT3H18M39S</meta:editing-duration>
    <meta:generator>LibreOffice/7.5.0.3$MacOSX_AARCH64 LibreOffice_project/c21113d003cd3efa8c53188764377a8272d9d6de</meta:generator>
    <meta:document-statistic meta:table-count="0" meta:image-count="0" meta:object-count="0" meta:page-count="3" meta:paragraph-count="22" meta:word-count="929" meta:character-count="5767" meta:non-whitespace-character-count="4824"/>
    <meta:user-defined meta:name="AppVersion">16.0000</meta:user-defined>
    <meta:template xlink:type="simple" xlink:actuate="onRequest" xlink:title="Normal.dotm" xlink:href=""/>
  </office:meta>
</office:document-meta>
</file>